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 style:font-family-generic="modern" style:font-pitch="fixed"/>
    <style:font-face style:name="LM Roman 10" svg:font-family="'LM Roman 10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Text_20_body" style:list-style-name="L1">
      <style:text-properties style:font-name="CMU Sans Serif" fo:font-size="14pt" officeooo:rsid="00218f6f" officeooo:paragraph-rsid="0023ac75" style:font-size-asian="14pt" style:font-size-complex="14pt"/>
    </style:style>
    <style:style style:name="P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font-name="CMU Sans Serif" fo:font-size="14pt" style:font-size-asian="14pt" style:font-size-complex="14pt"/>
    </style:style>
    <style:style style:name="P7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5in" style:auto-text-indent="false" style:page-number="auto" fo:background-color="transparent"/>
      <style:text-properties officeooo:rsid="002411cb" officeooo:paragraph-rsid="002411cb"/>
    </style:style>
    <style:style style:name="P8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font-name="CMU Sans Serif" fo:font-size="14pt" officeooo:rsid="00218f6f" officeooo:paragraph-rsid="0023ac75" style:font-size-asian="14pt" style:font-size-complex="14pt"/>
    </style:style>
    <style:style style:name="P9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font-name="CMU Sans Serif" fo:font-size="14pt" officeooo:rsid="0022734b" officeooo:paragraph-rsid="0023ac75" style:font-size-asian="14pt" style:font-size-complex="14pt"/>
    </style:style>
    <style:style style:name="P10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font-name="CMU Sans Serif" fo:font-size="14pt" officeooo:rsid="00230e70" officeooo:paragraph-rsid="0023ac75" style:font-size-asian="14pt" style:font-size-complex="14pt"/>
    </style:style>
    <style:style style:name="P11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5in" style:auto-text-indent="false" fo:background-color="transparent"/>
      <style:text-properties officeooo:rsid="002411cb" officeooo:paragraph-rsid="002411cb"/>
    </style:style>
    <style:style style:name="P12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font-name="CMU Sans Serif" fo:font-size="14pt" officeooo:rsid="00218f6f" officeooo:paragraph-rsid="0023ac75" style:font-size-asian="14pt" style:font-size-complex="14pt"/>
    </style:style>
    <style:style style:name="P13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font-name="CMU Sans Serif" fo:font-size="14pt" officeooo:rsid="00218f6f" officeooo:paragraph-rsid="0023ac75" style:font-size-asian="14pt" style:font-size-complex="14pt"/>
    </style:style>
    <style:style style:name="P14" style:family="paragraph" style:parent-style-name="Text_20_body" style:list-style-name="L1" style:master-page-name="">
      <loext:graphic-properties draw:fill="none"/>
      <style:paragraph-properties fo:margin-left="0.75in" fo:margin-right="0in" fo:margin-top="0in" fo:margin-bottom="0.0972in" style:contextual-spacing="false" fo:line-height="115%" fo:text-indent="-0.25in" style:auto-text-indent="false" style:page-number="auto" fo:background-color="transparent"/>
      <style:text-properties style:font-name="CMU Sans Serif" fo:font-size="14pt" officeooo:rsid="00230e70" officeooo:paragraph-rsid="0023ac75" style:font-size-asian="14pt" style:font-size-complex="14pt"/>
    </style:style>
    <style:style style:name="P15" style:family="paragraph" style:parent-style-name="Title">
      <style:paragraph-properties fo:text-align="start" style:justify-single-word="false"/>
      <style:text-properties fo:font-size="20pt" officeooo:paragraph-rsid="0023ac75" style:font-size-asian="20pt" style:font-size-complex="20pt"/>
    </style:style>
    <style:style style:name="P16" style:family="paragraph" style:parent-style-name="Title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 fo:keep-with-next="always"/>
      <style:text-properties style:font-name="CMU Sans Serif Demi Condensed" fo:font-size="20pt" fo:font-weight="bold" officeooo:rsid="002411cb" officeooo:paragraph-rsid="002411cb" style:font-name-asian="Lucida Sans Unicode" style:font-size-asian="20pt" style:font-weight-asian="bold" style:font-name-complex="DejaVu Sans" style:font-size-complex="20pt" style:font-weight-complex="bold"/>
    </style:style>
    <style:style style:name="T1" style:family="text">
      <style:text-properties officeooo:rsid="00218f6f"/>
    </style:style>
    <style:style style:name="T2" style:family="text">
      <style:text-properties style:font-name="CMU Sans Serif Demi Condensed"/>
    </style:style>
    <style:style style:name="T3" style:family="text">
      <style:text-properties style:font-name="CMU Sans Serif Demi Condensed" officeooo:rsid="00218f6f"/>
    </style:style>
    <style:style style:name="T4" style:family="text">
      <style:text-properties style:font-name="CMU Sans Serif Demi Condensed" officeooo:rsid="0023ac75"/>
    </style:style>
    <style:style style:name="T5" style:family="text">
      <style:text-properties officeooo:rsid="00230e70"/>
    </style:style>
    <style:style style:name="T6" style:family="text">
      <style:text-properties style:font-name="CMU Sans Serif" fo:font-size="14pt" fo:font-weight="normal" style:font-name-asian="Lucida Sans Unicode" style:font-size-asian="14pt" style:font-weight-asian="normal" style:font-name-complex="DejaVu Sans" style:font-size-complex="14pt" style:font-weight-complex="normal"/>
    </style:style>
    <style:style style:name="T7" style:family="text">
      <style:text-properties officeooo:rsid="00252766"/>
    </style:style>
    <style:style style:name="T8" style:family="text">
      <style:text-properties officeooo:rsid="00280974"/>
    </style:style>
    <style:style style:name="T9" style:family="text">
      <style:text-properties officeooo:rsid="002a5ebd"/>
    </style:style>
    <style:style style:name="T10" style:family="text">
      <style:text-properties officeooo:rsid="002b2ec3"/>
    </style:style>
    <style:style style:name="T11" style:family="text">
      <style:text-properties officeooo:rsid="002d077f"/>
    </style:style>
    <style:style style:name="T12" style:family="text">
      <style:text-properties officeooo:rsid="002ea632"/>
    </style:style>
    <style:style style:name="T13" style:family="text">
      <style:text-properties officeooo:rsid="002f6f6e"/>
    </style:style>
    <style:style style:name="T14" style:family="text">
      <style:text-properties officeooo:rsid="0030eca3"/>
    </style:style>
    <style:style style:name="T15" style:family="text">
      <style:text-properties officeooo:rsid="00328dac"/>
    </style:style>
    <style:style style:name="T16" style:family="text">
      <style:text-properties officeooo:rsid="00342183"/>
    </style:style>
    <style:style style:name="T17" style:family="text">
      <style:text-properties officeooo:rsid="0034d3ed"/>
    </style:style>
    <style:style style:name="T18" style:family="text">
      <style:text-properties officeooo:rsid="0035c958"/>
    </style:style>
    <style:style style:name="T19" style:family="text">
      <style:text-properties officeooo:rsid="00374dd5"/>
    </style:style>
    <style:style style:name="T20" style:family="text">
      <style:text-properties officeooo:rsid="00386f57"/>
    </style:style>
    <style:style style:name="T21" style:family="text">
      <style:text-properties officeooo:rsid="0039e18d"/>
    </style:style>
    <style:style style:name="T22" style:family="text">
      <style:text-properties officeooo:rsid="003ba114"/>
    </style:style>
    <style:style style:name="T23" style:family="text">
      <style:text-properties officeooo:rsid="003c1f81"/>
    </style:style>
    <style:style style:name="T24" style:family="text">
      <style:text-properties officeooo:rsid="003d9272"/>
    </style:style>
    <style:style style:name="T25" style:family="text">
      <style:text-properties officeooo:rsid="003f2f43"/>
    </style:style>
    <style:style style:name="T26" style:family="text">
      <style:text-properties officeooo:rsid="00409a4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Robert Jervis’s </text:span><text:span text:style-name="T4">14 </text:span><text:span text:style-name="T2">Hypotheses on Misperceptio</text:span><text:span text:style-name="T3">n</text:span></text:p>
      <text:list xml:id="list3016345521" text:style-name="L1">
        <text:list-item>
          <text:p text:style-name="P12">Decision makers fit incoming information into their existing theories and images. </text:p>
          <text:list>
            <text:list-item>
              <text:p text:style-name="P5"><text:span text:style-name="T23">T</text:span>heor<text:span text:style-name="T24">ies</text:span> will have greater impact on an actor’s interpretation of data when the data is ambiguous and when the actor is confident in their theory.</text:p>
            </text:list-item>
          </text:list>
        </text:list-item>
        <text:list-item>
          <text:p text:style-name="P12">Actors <text:span text:style-name="T22">e</text:span>stablish their theories and expectations prematurely, and are often closed to new information.</text:p>
        </text:list-item>
        <text:list-item>
          <text:p text:style-name="P8">Actors can more easily assimilate ne<text:span text:style-name="T21">w</text:span> information into their images of others if that information comes in a trickle rather than an avalanche. Surprises force us to reasses things honestly. </text:p>
        </text:list-item>
        <text:list-item>
          <text:p text:style-name="P9">Misperception of an adversary is least difficult to correct in the case of a recognised but presumably unfilled conceptual role <text:span text:style-name="T7">becoming occupied</text:span>.</text:p>
        </text:list-item>
        <text:list-item>
          <text:p text:style-name="P9">When messages are sent from a different background of concerns and information than <text:span text:style-name="T20">is</text:span> possessed by the receiver, misunderstanding is likely. </text:p>
        </text:list-item>
        <text:list-item>
          <text:p text:style-name="P9">When people spend a great deal of time drawing up a plan or making a decision, they <text:span text:style-name="T18">expect </text:span>that the message they wish to convey is obvious to the intended receiver. </text:p>
        </text:list-item>
        <text:list-item>
          <text:p text:style-name="P9">Actors often do not realise that actions intended to project a given image may not have the desired effect because the actions themselves do not turn out as planned. </text:p>
        </text:list-item>
        <text:list-item>
          <text:p text:style-name="P9">De<text:span text:style-name="T8">c</text:span>i<text:span text:style-name="T8">si</text:span>on-makers <text:span text:style-name="T17">perceive</text:span> other states as more hostile than they in fact are. </text:p>
        </text:list-item>
        <text:list-item>
          <text:p text:style-name="P9">Actors <text:span text:style-name="T16">perceive</text:span> the behaviour of others as more centralised, disciplined, and coordinated than it <text:span text:style-name="T15">really </text:span>is. </text:p>
        </text:list-item>
        <text:list-item>
          <text:p text:style-name="P9">Because a state gets most of its information about other states’ policies from the others’ foreign office<text:span text:style-name="T9">s</text:span>, it tends to assume that the position of <text:span text:style-name="T9">a </text:span>foreign <text:soft-page-break/>office stands for <text:span text:style-name="T10">a</text:span><text:span text:style-name="T11">n</text:span> entire foreign government.</text:p>
        </text:list-item>
        <text:list-item>
          <text:p text:style-name="P9"><text:span text:style-name="T5">Actors overestimate the degree to which others are acting in response to what they themselves do when the others behave in accordance with the actor’s desires. </text:span><text:span text:style-name="T25">We </text:span><text:span text:style-name="T26">always suffer from Protagonist Syndrome.</text:span></text:p>
          <text:list>
            <text:list-item>
              <text:p text:style-name="P14">Actors tend to believe that the hostile behaviour of others is <text:span text:style-name="T12">best</text:span> explained by the other side’s motives <text:span text:style-name="T13">rather than</text:span> by its reaction to the first side.</text:p>
            </text:list-item>
          </text:list>
        </text:list-item>
        <text:list-item>
          <text:p text:style-name="P10">When actors <text:span text:style-name="T14">do not conceal their true intentions,</text:span> they tend to assume that others accurately perceive these intentions. </text:p>
        </text:list-item>
        <text:list-item>
          <text:p text:style-name="P10">If it is hard for an actor to believe that the other can see him/her as a menace, it is often even harder for him/her to see that issues important to him/her are not important to others.</text:p>
        </text:list-item>
        <text:list-item>
          <text:p text:style-name="P6">Actors overlook the fact that evidence consistent with their theories may also be consistent with other views.</text:p>
        </text:list-item>
      </text:list>
      <text:p text:style-name="P16"><text:span text:style-name="T1">5 </text:span>Safeguards against Misperception</text:p>
      <text:list xml:id="list4246476338" text:style-name="L2">
        <text:list-item>
          <text:p text:style-name="P7"><text:span text:style-name="T6">Be aware that nobody makes unbiased interpretations of new information; rather, we are inevitably influenced by theories we expect to be verified.</text:span></text:p>
        </text:list-item>
        <text:list-item>
          <text:p text:style-name="P11"><text:span text:style-name="T6">Examine your attidtudes to see if they contain supporting beliefs which aren’t actually logically linked.</text:span></text:p>
        </text:list-item>
        <text:list-item>
          <text:p text:style-name="P11"><text:span text:style-name="T6">Make your assumptions, beliefs, and predictions which follow from them as explicit as possible.</text:span></text:p>
        </text:list-item>
        <text:list-item>
          <text:p text:style-name="P11"><text:span text:style-name="T6">Prevent individuals and organisations from letting their task, future, or identity become tied to specific theories or images of other actors.</text:span></text:p>
        </text:list-item>
        <text:list-item>
          <text:p text:style-name="P11"><text:span text:style-name="T6">Always have a devil’s advocate in the decision-making proces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 style:font-family-generic="modern" style:font-pitch="fixed"/>
    <style:font-face style:name="LM Roman 10" svg:font-family="'LM Roman 10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Lucida Sans Unicode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Lucida Sans Unicode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1" style:family="paragraph" style:default-outline-level="1" style:list-style-name="" style:class="text">
      <style:paragraph-properties fo:margin-top="0.1965in" fo:margin-bottom="0.0783in" style:contextual-spacing="false"/>
      <style:text-properties style:font-name="CMU Sans Serif" fo:font-family="'CMU Sans Serif'" style:font-family-generic="swiss" style:font-pitch="variable" fo:font-size="150%" fo:font-weight="bold"/>
    </style:style>
    <style:style style:name="H2" style:family="paragraph" style:default-outline-level="1" style:list-style-name="" style:class="text">
      <style:paragraph-properties fo:margin-top="0.1965in" fo:margin-bottom="0.0783in" style:contextual-spacing="false"/>
      <style:text-properties style:font-name="CMU Sans Serif" fo:font-family="'CMU Sans Serif'" style:font-family-generic="swiss" style:font-pitch="variable" fo:font-size="130%" fo:font-weight="bold"/>
    </style:style>
    <style:style style:name="H3" style:family="paragraph" style:default-outline-level="1" style:list-style-name="" style:class="text">
      <style:paragraph-properties fo:margin-top="0.1965in" fo:margin-bottom="0.0783in" style:contextual-spacing="false"/>
      <style:text-properties style:font-name="CMU Sans Serif" fo:font-family="'CMU Sans Serif'" style:font-family-generic="swiss" style:font-pitch="variable" fo:font-size="110%" fo:font-weight="bold"/>
    </style:style>
    <style:style style:name="H4" style:family="paragraph" style:default-outline-level="1" style:list-style-name="" style:class="text">
      <style:paragraph-properties fo:margin-top="0.1965in" fo:margin-bottom="0.0783in" style:contextual-spacing="false"/>
      <style:text-properties style:font-name="LM Roman 10" fo:font-family="'LM Roman 10'" style:font-pitch="variable" fo:font-weight="bold"/>
    </style:style>
    <style:style style:name="P" style:family="paragraph" style:class="text">
      <style:paragraph-properties fo:margin-top="0.0591in" fo:margin-bottom="0.0591in" style:contextual-spacing="false"/>
      <style:text-properties style:font-name="LM Roman 10" fo:font-family="'LM Roman 10'" style:font-pitch="variable"/>
    </style:style>
    <style:style style:name="Q" style:family="paragraph" style:class="text">
      <style:paragraph-properties fo:margin-left="0.3937in" fo:margin-right="0in" fo:margin-top="0.0591in" fo:margin-bottom="0.0591in" style:contextual-spacing="false" fo:text-indent="0in" style:auto-text-indent="false"/>
      <style:text-properties style:font-name="serif" fo:font-family="serif" style:font-family-generic="roman" style:font-pitch="variable"/>
    </style:style>
    <style:style style:name="V" style:family="paragraph" style:class="text">
      <style:paragraph-properties fo:margin-left="0.3937in" fo:margin-right="0in" fo:margin-top="0in" fo:margin-bottom="0in" style:contextual-spacing="false" fo:text-indent="0in" style:auto-text-indent="false"/>
      <style:text-properties style:font-name="serif" fo:font-family="serif" style:font-family-generic="roman" style:font-pitch="variable"/>
    </style:style>
    <style:style style:name="PRE" style:family="paragraph" style:class="text">
      <style:paragraph-properties fo:margin-top="0in" fo:margin-bottom="0in" style:contextual-spacing="false"/>
      <style:text-properties style:font-name="monospace" fo:font-family="monospace" style:font-family-generic="modern" style:font-pitch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" style:family="text">
      <style:text-properties fo:font-weight="bold" style:font-weight-asian="bold" style:font-weight-complex="bold"/>
    </style:style>
    <style:style style:name="I" style:family="text">
      <style:text-properties fo:font-style="italic" style:font-style-asian="italic" style:font-style-complex="italic"/>
    </style:style>
    <style:style style:name="UL" style:family="text"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B">
      <text:list-level-style-bullet text:level="1" text:bullet-char="•">
        <style:list-level-properties text:space-before="0.1972in" text:min-label-width="0.196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N">
      <text:list-level-style-number text:level="1" style:num-format="1">
        <style:list-level-properties text:space-before="0.1972in"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">
      <text:list-level-style-bullet text:level="1" text:bullet-char=" ">
        <style:list-level-properties text:space-before="0.1972in" text:min-label-width="0.196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MP4" style:family="paragraph" style:parent-style-name="Footer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  <style:footer>
        <text:p text:style-name="MP3"/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2T15:18:33.876823325</dc:date>
    <meta:editing-duration>PT44M38S</meta:editing-duration>
    <meta:editing-cycles>41</meta:editing-cycles>
    <meta:generator>LibreOffice/7.0.4.2$Linux_X86_64 LibreOffice_project/00$Build-2</meta:generator>
    <meta:document-statistic meta:table-count="0" meta:image-count="0" meta:object-count="0" meta:page-count="2" meta:paragraph-count="23" meta:word-count="488" meta:character-count="2978" meta:non-whitespace-character-count="2526"/>
  </office:meta>
</office:document-meta>
</file>